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1.2772in"/>
    </style:style>
    <style:style style:name="co4" style:family="table-column">
      <style:table-column-properties fo:break-before="auto" style:column-width="3.37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8in" fo:break-before="auto" style:use-optimal-row-height="true"/>
    </style:style>
    <style:style style:name="ro3" style:family="table-row">
      <style:table-row-properties style:row-height="0.639in" fo:break-before="auto" style:use-optimal-row-height="true"/>
    </style:style>
    <style:style style:name="ro4" style:family="table-row">
      <style:table-row-properties style:row-height="0.483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>
      <style:table-cell-properties fo:background-color="#afd095" style:text-align-source="fix" style:repeat-content="false" style:vertical-align="top"/>
      <style:paragraph-properties fo:text-align="start" fo:margin-left="0in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ffbf00" style:vertical-align="top"/>
    </style:style>
    <style:style style:name="ce5" style:family="table-cell" style:parent-style-name="Default">
      <style:table-cell-properties fo:background-color="#ffbf00" style:text-align-source="fix" style:repeat-content="false" style:vertical-align="top"/>
      <style:paragraph-properties fo:text-align="start" fo:margin-left="0in"/>
    </style:style>
    <style:style style:name="ce6" style:family="table-cell" style:parent-style-name="Default">
      <style:table-cell-properties fo:background-color="#afd095" style:text-align-source="fix" style:repeat-content="false" style:vertical-align="top"/>
      <style:paragraph-properties fo:text-align="start" fo:margin-left="0in"/>
    </style:style>
    <style:style style:name="ce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fo:background-color="#afd095" fo:wrap-option="wrap" style:vertical-align="top"/>
      <style:text-properties fo:font-size="10pt" style:font-size-asian="10pt" style:font-size-complex="10pt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afd095" fo:wrap-option="wrap" style:vertical-align="top"/>
    </style:style>
    <style:style style:name="ce11" style:family="table-cell" style:parent-style-name="Default">
      <style:table-cell-properties fo:background-color="#afd095" style:vertical-align="top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afd095" style:vertical-align="top"/>
    </style:style>
    <style:style style:name="ce13" style:family="table-cell" style:parent-style-name="Default" style:data-style-name="N104">
      <style:table-cell-properties style:vertical-align="top"/>
    </style:style>
    <style:style style:name="ce14" style:family="table-cell" style:parent-style-name="Default" style:data-style-name="N104">
      <style:table-cell-properties fo:background-color="#afd095" style:vertical-align="top"/>
    </style:style>
    <style:style style:name="ce15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Num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escription</text:p>
          </table:table-cell>
          <table:table-cell table:style-name="ce11" office:value-type="string" calcext:value-type="string">
            <text:p>Quantity</text:p>
          </table:table-cell>
          <table:table-cell table:style-name="ce11" office:value-type="string" calcext:value-type="string">
            <text:p>Unit Price</text:p>
          </table:table-cell>
          <table:table-cell table:style-name="ce11" office:value-type="string" calcext:value-type="string">
            <text:p>Price</text:p>
          </table:table-cell>
          <table:table-cell table:style-name="ce12" office:value-type="string" calcext:value-type="string">
            <text:p>Link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DLO Dataset</text:p>
          </table:table-cell>
          <table:covered-table-cell table:number-columns-repeated="2"/>
          <table:table-cell/>
          <table:table-cell table:style-name="ce13" table:number-columns-repeated="2"/>
          <table:table-cell table:number-columns-repeated="1017"/>
        </table:table-row>
        <table:table-row table:style-name="ro2">
          <table:table-cell/>
          <table:table-cell table:style-name="ce1"/>
          <table:table-cell office:value-type="string" calcext:value-type="string">
            <text:p>Camera Mount </text:p>
          </table:table-cell>
          <table:table-cell office:value-type="string" calcext:value-type="string">
            <text:p>LS11 Camera Mount Desk Stand with Auxiliary Holding Arm</text:p>
          </table:table-cell>
          <table:table-cell office:value-type="float" office:value="1" calcext:value-type="float">
            <text:p>1</text:p>
          </table:table-cell>
          <table:table-cell table:style-name="ce13" office:value-type="currency" office:currency="USD" office:value="50" calcext:value-type="currency">
            <text:p>$50.00</text:p>
          </table:table-cell>
          <table:table-cell table:style-name="ce13" table:formula="of:=[.F7]*[.E7]" office:value-type="currency" office:currency="USD" office:value="50" calcext:value-type="currency">
            <text:p>$50.00</text:p>
          </table:table-cell>
          <table:table-cell table:style-name="ce15" office:value-type="string" calcext:value-type="string">
            <text:p><text:span text:style-name="T1"><text:a xlink:href="https://www.amazon.com/dp/B09D7FRW5T?ref=ppx_yo2ov_dt_b_product_details&amp;th=1" xlink:type="simple">https://www.amazon.com/dp/B09D7FRW5T?ref=ppx_yo2ov_dt_b_product_details&amp;th=1</text:a></text:span><text:span text:style-name="T1"> </text:span>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1"/>
          <table:table-cell table:style-name="ce9"/>
          <table:table-cell table:style-name="Default" table:number-columns-repeated="5"/>
          <table:table-cell table:number-columns-repeated="1016"/>
        </table:table-row>
        <table:table-row table:style-name="ro1" table:number-rows-repeated="3">
          <table:table-cell/>
          <table:table-cell table:style-name="ce1"/>
          <table:table-cell table:number-columns-repeated="3"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Work Cell </text:p>
          </table:table-cell>
          <table:covered-table-cell table:number-columns-repeated="2"/>
          <table:table-cell/>
          <table:table-cell table:style-name="ce13" table:number-columns-repeated="2"/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4K Ultra HD Webcam 5X Optical Zoom Camera with 2.8-12mm Variable Lens USB Web Camera 3840x2160@30fps UHD USB with Camera Sony IMX317 Sensor Camera PC USB2.0</text:p>
          </table:table-cell>
          <table:table-cell office:value-type="float" office:value="1" calcext:value-type="float">
            <text:p>1</text:p>
          </table:table-cell>
          <table:table-cell table:style-name="ce13" office:value-type="currency" office:currency="USD" office:value="121" calcext:value-type="currency">
            <text:p>$121.00</text:p>
          </table:table-cell>
          <table:table-cell table:style-name="ce13" table:formula="of:=[.F14]*[.E14]" office:value-type="currency" office:currency="USD" office:value="121" calcext:value-type="currency">
            <text:p>$121.00</text:p>
          </table:table-cell>
          <table:table-cell table:style-name="ce2" office:value-type="string" calcext:value-type="string">
            <text:p><text:a xlink:href="https://www.amazon.com/Camera-Optical-Definition-3840x2160-Adjustable/dp/B08S79BQR8?th=1" xlink:type="simple">https://www.amazon.com/Camera-Optical-Definition-3840x2160-Adjustable/dp/B08S79BQR8?th=1</text:a></text:p>
            <text:p/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USB Hub </text:p>
          </table:table-cell>
          <table:table-cell office:value-type="string" calcext:value-type="string">
            <text:p>SABRENT 10-Port 60W USB 3.0 Hub with Individual Power Switches and LEDs Includes 60W 12V/5A Power Adapter (HB-BU10)</text:p>
          </table:table-cell>
          <table:table-cell office:value-type="float" office:value="1" calcext:value-type="float">
            <text:p>1</text:p>
          </table:table-cell>
          <table:table-cell table:style-name="ce13" office:value-type="currency" office:currency="USD" office:value="60" calcext:value-type="currency">
            <text:p>$60.00</text:p>
          </table:table-cell>
          <table:table-cell table:style-name="ce13" table:formula="of:=[.F15]*[.E15]" office:value-type="currency" office:currency="USD" office:value="60" calcext:value-type="currency">
            <text:p>$60.00</text:p>
          </table:table-cell>
          <table:table-cell office:value-type="string" calcext:value-type="string">
            <text:p> <text:a xlink:href="https://www.amazon.com/Sabrent-Charging-Individual-Switches-HB-B7C3/dp/B0797NZFYP/ref=sr_1_13?content-id=amzn1.sym.8fc539a0-3d8d-48b5-992f-26aed91324e7%3Aamzn1.sym.8fc539a0-3d8d-48b5-992f-26aed91324e7&amp;keywords=powered%2Busb%2Bhub&amp;pd_rd_r=35b7e0a0-c989-409f-8e0c-fdc47cff8e0c&amp;pd_rd_w=RBWcP&amp;pd_rd_wg=oJUdo&amp;pf_rd_p=8fc539a0-3d8d-48b5-992f-26aed91324e7&amp;pf_rd_r=ENWYWCY3XS34D50ZXJYP&amp;qid=1670272975&amp;sr=8-13&amp;th=1" xlink:type="simple">https://www.amazon.com/Sabrent-Charging-Individual-Switches-HB-B7C3/dp/B0797NZFYP/ref=sr_1_13?content-id=amzn1.sym.8fc539a0-3d8d-48b5-992f-26aed91324e7%3Aamzn1.sym.8fc539a0-3d8d-48b5-992f-26aed91324e7&amp;keywords=powered%2Busb%2Bhub&amp;pd_rd_r=35b7e0a0-c989-409f-8e0c-fdc47cff8e0c&amp;pd_rd_w=RBWcP&amp;pd_rd_wg=oJUdo&amp;pf_rd_p=8fc539a0-3d8d-48b5-992f-26aed91324e7&amp;pf_rd_r=ENWYWCY3XS34D50ZXJYP&amp;qid=1670272975&amp;sr=8-13&amp;th=1</text:a> 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Latching Push Button – 12mm</text:p>
          </table:table-cell>
          <table:table-cell office:value-type="string" calcext:value-type="string">
            <text:p>6pcs Latching Push Button Switch 12V LED Blue Waterproof ON Off Maintained</text:p>
          </table:table-cell>
          <table:table-cell office:value-type="float" office:value="1" calcext:value-type="float">
            <text:p>1</text:p>
          </table:table-cell>
          <table:table-cell table:style-name="ce13" office:value-type="currency" office:currency="USD" office:value="16" calcext:value-type="currency">
            <text:p>$16.00</text:p>
          </table:table-cell>
          <table:table-cell table:style-name="ce13" table:formula="of:=[.F16]*[.E16]" office:value-type="currency" office:currency="USD" office:value="16" calcext:value-type="currency">
            <text:p>$16.00</text:p>
          </table:table-cell>
          <table:table-cell office:value-type="string" calcext:value-type="string">
            <text:p><text:a xlink:href="https://www.amazon.com/DaierTek-Latching-Button-Waterproof-Maintained/dp/B08P4HKCVX/ref=sr_1_1?crid=VKWCLPQ8WKEG&amp;keywords=push+toggle+bottom&amp;qid=1670273666&amp;sprefix=push+toggle+bottom%2Caps%2C95&amp;sr=8-1" xlink:type="simple">https://www.amazon.com/DaierTek-Latching-Button-Waterproof-Maintained/dp/B08P4HKCVX/ref=sr_1_1?crid=VKWCLPQ8WKEG&amp;keywords=push+toggle+bottom&amp;qid=1670273666&amp;sprefix=push+toggle+bottom%2Caps%2C95&amp;sr=8-1</text:a> </text:p>
          </table:table-cell>
          <table:table-cell table:number-columns-repeated="1016"/>
        </table:table-row>
        <table:table-row table:style-name="ro5">
          <table:table-cell table:number-columns-repeated="2"/>
          <table:table-cell office:value-type="string" calcext:value-type="string">
            <text:p>Momentary Push Button – 12mm </text:p>
          </table:table-cell>
          <table:table-cell office:value-type="string" calcext:value-type="string">
            <text:p>12 Volt Momentary Push Button Switch Waterproof Blue LED</text:p>
          </table:table-cell>
          <table:table-cell office:value-type="float" office:value="1" calcext:value-type="float">
            <text:p>1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3" table:formula="of:=[.F17]*[.E17]" office:value-type="currency" office:currency="USD" office:value="21" calcext:value-type="currency">
            <text:p>$21.00</text:p>
          </table:table-cell>
          <table:table-cell office:value-type="string" calcext:value-type="string">
            <text:p><text:a xlink:href="https://www.amazon.com/Momentary-Push-Button-Switch-Illuminated/dp/B08RS9QP7W/ref=sr_1_6?crid=11T2Z9J7EHEJW&amp;keywords=12v+momentary+push+button+daiertek&amp;qid=1670273574&amp;sprefix=12v+momentary+push+botton+daiertek%2Caps%2C83&amp;sr=8-6" xlink:type="simple">https://www.amazon.com/Momentary-Push-Button-Switch-Illuminated/dp/B08RS9QP7W/ref=sr_1_6?crid=11T2Z9J7EHEJW&amp;keywords=12v+momentary+push+button+daiertek&amp;qid=1670273574&amp;sprefix=12v+momentary+push+botton+daiertek%2Caps%2C83&amp;sr=8-6</text:a> 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able Trey</text:p>
          </table:table-cell>
          <table:table-cell table:style-name="Default" office:value-type="string" calcext:value-type="string">
            <text:p>Under Desk Cable Management Tray</text:p>
          </table:table-cell>
          <table:table-cell office:value-type="float" office:value="1" calcext:value-type="float">
            <text:p>1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3" table:formula="of:=[.F18]*[.E18]" office:value-type="currency" office:currency="USD" office:value="21" calcext:value-type="currency">
            <text:p>$21.00</text:p>
          </table:table-cell>
          <table:table-cell office:value-type="string" calcext:value-type="string">
            <text:p><text:a xlink:href="https://www.amazon.com/Management-Sturdy-Organizer-Basket-H4-7in/dp/B08CVJLDFD/ref=rvi_sccl_7/146-1681012-7145130?pd_rd_w=sMTg7&amp;content-id=amzn1.sym.f5690a4d-f2bb-45d9-9d1b-736fee412437&amp;pf_rd_p=f5690a4d-f2bb-45d9-9d1b-736fee412437&amp;pf_rd_r=2Y5PGS2ZV4GPS8845THB&amp;pd_rd_wg=G1tuu&amp;pd_rd_r=1cdbdfa3-6546-4823-b780-68b40ab2a1c7&amp;pd_rd_i=B08CVJLDFD&amp;th=1" xlink:type="simple">https://www.amazon.com/Management-Sturdy-Organizer-Basket-H4-7in/dp/B08CVJLDFD/ref=rvi_sccl_7/146-1681012-7145130?pd_rd_w=sMTg7&amp;content-id=amzn1.sym.f5690a4d-f2bb-45d9-9d1b-736fee412437&amp;pf_rd_p=f5690a4d-f2bb-45d9-9d1b-736fee412437&amp;pf_rd_r=2Y5PGS2ZV4GPS8845THB&amp;pd_rd_wg=G1tuu&amp;pd_rd_r=1cdbdfa3-6546-4823-b780-68b40ab2a1c7&amp;pd_rd_i=B08CVJLDFD&amp;th=1</text:a> </text:p>
          </table:table-cell>
          <table:table-cell table:number-columns-repeated="1016"/>
        </table:table-row>
        <table:table-row table:style-name="ro6">
          <table:table-cell table:number-columns-repeated="2"/>
          <table:table-cell office:value-type="string" calcext:value-type="string">
            <text:p>Cable Cover</text:p>
          </table:table-cell>
          <table:table-cell office:value-type="string" calcext:value-type="string">
            <text:p>Cable Management 96'' J Channel-6 Pack Cord Cover</text:p>
          </table:table-cell>
          <table:table-cell office:value-type="float" office:value="1" calcext:value-type="float">
            <text:p>1</text:p>
          </table:table-cell>
          <table:table-cell table:style-name="ce13" office:value-type="currency" office:currency="USD" office:value="19" calcext:value-type="currency">
            <text:p>$19.00</text:p>
          </table:table-cell>
          <table:table-cell table:style-name="ce13" table:formula="of:=[.F19]*[.E19]" office:value-type="currency" office:currency="USD" office:value="19" calcext:value-type="currency">
            <text:p>$19.00</text:p>
          </table:table-cell>
          <table:table-cell office:value-type="string" calcext:value-type="string">
            <text:p><text:a xlink:href="https://www.amazon.com/EVEO-J-Channel-Cable-Raceway/dp/B08DG2LY5B/ref=sr_1_8?keywords=cable%2Btray%2Bunder%2Bdesk&amp;qid=1670097973&amp;sprefix=cable%2Btra%2Caps%2C121&amp;sr=8-8&amp;th=1" xlink:type="simple">https://www.amazon.com/EVEO-J-Channel-Cable-Raceway/dp/B08DG2LY5B/ref=sr_1_8?keywords=cable%2Btray%2Bunder%2Bdesk&amp;qid=1670097973&amp;sprefix=cable%2Btra%2Caps%2C121&amp;sr=8-8&amp;th=1</text:a> 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3"/>
          <table:table-cell table:style-name="ce13" table:formula="of:=[.F20]*[.E20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"/>
          <table:table-cell table:style-name="ce13" table:formula="of:=[.F21]*[.E2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"/>
          <table:table-cell table:style-name="ce13" table:formula="of:=[.F22]*[.E22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"/>
          <table:table-cell table:style-name="ce13" table:formula="of:=[.F23]*[.E23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"/>
          <table:table-cell table:style-name="ce13" table:formula="of:=[.F24]*[.E24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"/>
          <table:table-cell table:style-name="ce13" table:formula="of:=[.F25]*[.E2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"/>
          <table:table-cell table:style-name="ce13" table:formula="of:=[.F26]*[.E26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"/>
          <table:table-cell table:style-name="ce13" table:formula="of:=[.F27]*[.E27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"/>
          <table:table-cell table:style-name="ce13" table:formula="of:=[.F28]*[.E28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"/>
          <table:table-cell table:style-name="ce13" table:formula="of:=[.F29]*[.E29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"/>
          <table:table-cell table:style-name="ce13" table:formula="of:=[.F30]*[.E30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"/>
          <table:table-cell table:style-name="ce13" table:formula="of:=[.F31]*[.E3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"/>
          <table:table-cell table:style-name="ce13" table:formula="of:=[.F32]*[.E32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"/>
          <table:table-cell table:style-name="ce13" table:formula="of:=[.F33]*[.E33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"/>
          <table:table-cell table:style-name="ce13" table:formula="of:=[.F34]*[.E34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"/>
          <table:table-cell table:style-name="ce13" table:formula="of:=[.F35]*[.E3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"/>
          <table:table-cell table:style-name="ce13" table:formula="of:=[.F36]*[.E36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"/>
          <table:table-cell table:style-name="ce13" table:formula="of:=[.F37]*[.E37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10" table:number-columns-repeated="2"/>
          <table:table-cell table:style-name="ce12"/>
          <table:table-cell table:style-name="ce12" office:value-type="string" calcext:value-type="string">
            <text:p>Total</text:p>
          </table:table-cell>
          <table:table-cell table:style-name="ce14" table:formula="of:=SUM([.G7:.G37])" office:value-type="currency" office:currency="USD" office:value="308" calcext:value-type="currency">
            <text:p>$308.00</text:p>
          </table:table-cell>
          <table:table-cell table:style-name="ce12"/>
          <table:table-cell table:number-columns-repeated="101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14:26:12.110270450</meta:creation-date>
    <dc:date>2022-12-05T14:57:42.926398403</dc:date>
    <meta:editing-duration>PT9M40S</meta:editing-duration>
    <meta:editing-cycles>1</meta:editing-cycles>
    <meta:document-statistic meta:table-count="1" meta:cell-count="72" meta:object-count="0"/>
    <meta:generator>LibreOffice/6.4.7.2$Linux_X86_64 LibreOffice_project/40$Build-2</meta:generator>
  </office:meta>
</office:document-meta>
</file>